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dbc70"/>
    </style:style>
    <style:style style:name="P2" style:family="paragraph" style:parent-style-name="Standard">
      <style:paragraph-properties fo:text-align="start" style:justify-single-word="false"/>
      <style:text-properties officeooo:paragraph-rsid="001dbc70"/>
    </style:style>
    <style:style style:name="P3" style:family="paragraph" style:parent-style-name="Standard">
      <style:paragraph-properties fo:text-align="center" style:justify-single-word="false"/>
      <style:text-properties fo:font-size="20pt" officeooo:paragraph-rsid="001dbc70" style:font-size-asian="20pt" style:font-size-complex="20pt"/>
    </style:style>
    <style:style style:name="P4" style:family="paragraph" style:parent-style-name="Standard">
      <style:paragraph-properties fo:text-align="center" style:justify-single-word="false"/>
      <style:text-properties fo:font-size="20pt" fo:language="en" fo:country="US" officeooo:rsid="002401fa" officeooo:paragraph-rsid="002401fa" style:font-size-asian="20pt" style:font-size-complex="20pt"/>
    </style:style>
    <style:style style:name="P5" style:family="paragraph" style:parent-style-name="Standard">
      <style:paragraph-properties fo:text-align="center" style:justify-single-word="false"/>
      <style:text-properties fo:font-size="30pt" fo:font-weight="bold" officeooo:paragraph-rsid="001dbc70" style:font-size-asian="30pt" style:font-weight-asian="bold" style:font-size-complex="30pt" style:font-weight-complex="bold"/>
    </style:style>
    <style:style style:name="P6" style:family="paragraph" style:parent-style-name="Standard">
      <style:paragraph-properties fo:text-align="center" style:justify-single-word="false"/>
      <style:text-properties fo:font-size="30pt" fo:language="en" fo:country="US" fo:font-weight="bold" officeooo:rsid="002401fa" officeooo:paragraph-rsid="002401fa" style:font-size-asian="30pt" style:font-weight-asian="bold" style:font-size-complex="30pt" style:font-weight-complex="bold"/>
    </style:style>
    <style:style style:name="P7" style:family="paragraph" style:parent-style-name="Standard">
      <style:paragraph-properties fo:text-align="start" style:justify-single-word="false"/>
      <style:text-properties fo:language="en" fo:country="US" officeooo:rsid="001dbc70" officeooo:paragraph-rsid="001dbc70"/>
    </style:style>
    <style:style style:name="P8" style:family="paragraph" style:parent-style-name="Standard">
      <style:paragraph-properties fo:text-align="start" style:justify-single-word="false"/>
      <style:text-properties fo:language="en" fo:country="US" style:text-underline-style="solid" style:text-underline-width="auto" style:text-underline-color="font-color" officeooo:rsid="001dbc70" officeooo:paragraph-rsid="001dbc70"/>
    </style:style>
    <style:style style:name="P9" style:family="paragraph" style:parent-style-name="Standard">
      <style:paragraph-properties fo:text-align="start" style:justify-single-word="false"/>
      <style:text-properties fo:language="en" fo:country="US" style:text-underline-style="none" officeooo:rsid="001e5e2f" officeooo:paragraph-rsid="001e5e2f"/>
    </style:style>
    <style:style style:name="P10" style:family="paragraph" style:parent-style-name="Standard">
      <style:paragraph-properties fo:text-align="start" style:justify-single-word="false"/>
      <style:text-properties fo:language="en" fo:country="US" style:text-underline-style="none" officeooo:rsid="001e5e2f" officeooo:paragraph-rsid="001eaae9"/>
    </style:style>
    <style:style style:name="P11" style:family="paragraph" style:parent-style-name="Standard">
      <style:paragraph-properties fo:text-align="start" style:justify-single-word="false"/>
      <style:text-properties fo:language="en" fo:country="US" style:text-underline-style="none" officeooo:rsid="001e5e2f" officeooo:paragraph-rsid="001fdda3"/>
    </style:style>
    <style:style style:name="P12" style:family="paragraph" style:parent-style-name="Standard">
      <style:paragraph-properties fo:text-align="start" style:justify-single-word="false"/>
      <style:text-properties fo:language="en" fo:country="US" style:text-underline-style="none" officeooo:rsid="001e5e2f" officeooo:paragraph-rsid="0020489f"/>
    </style:style>
    <style:style style:name="P13" style:family="paragraph" style:parent-style-name="Standard">
      <style:paragraph-properties fo:text-align="start" style:justify-single-word="false"/>
      <style:text-properties fo:language="en" fo:country="US" style:text-underline-style="none" officeooo:rsid="001e5e2f" officeooo:paragraph-rsid="00213f5f"/>
    </style:style>
    <style:style style:name="P14" style:family="paragraph" style:parent-style-name="Standard">
      <style:paragraph-properties fo:text-align="start" style:justify-single-word="false"/>
      <style:text-properties fo:language="en" fo:country="US" style:text-underline-style="none" officeooo:rsid="001e5e2f" officeooo:paragraph-rsid="00226c6e"/>
    </style:style>
    <style:style style:name="P15" style:family="paragraph" style:parent-style-name="Table_20_Contents">
      <style:paragraph-properties fo:text-align="start" style:justify-single-word="false"/>
    </style:style>
    <style:style style:name="P16" style:family="paragraph" style:parent-style-name="Table_20_Contents">
      <loext:graphic-properties draw:fill="none"/>
      <style:paragraph-properties fo:margin-left="-0.8118in" fo:margin-right="-1.4366in" fo:text-align="start" style:justify-single-word="false" fo:text-indent="0.8118in" style:auto-text-indent="false" fo:background-color="transparent" text:number-lines="false" text:line-number="0"/>
    </style:style>
    <style:style style:name="T1" style:family="text">
      <style:text-properties officeooo:rsid="001dbc70"/>
    </style:style>
    <style:style style:name="T2" style:family="text">
      <style:text-properties fo:font-size="20pt" style:font-size-asian="20pt" style:font-size-complex="20pt"/>
    </style:style>
    <style:style style:name="T3" style:family="text">
      <style:text-properties fo:font-size="20pt" officeooo:rsid="001dbc70" style:font-size-asian="20pt" style:font-size-complex="20pt"/>
    </style:style>
    <style:style style:name="T4" style:family="text">
      <style:text-properties fo:font-size="20pt" officeooo:rsid="001eaae9" style:font-size-asian="20pt" style:font-size-complex="20pt"/>
    </style:style>
    <style:style style:name="T5" style:family="text">
      <style:text-properties fo:font-size="20pt" officeooo:rsid="001fdda3" style:font-size-asian="20pt" style:font-size-complex="20pt"/>
    </style:style>
    <style:style style:name="T6" style:family="text">
      <style:text-properties fo:font-size="20pt" officeooo:rsid="0020489f" style:font-size-asian="20pt" style:font-size-complex="20pt"/>
    </style:style>
    <style:style style:name="T7" style:family="text">
      <style:text-properties fo:font-size="20pt" officeooo:rsid="00213f5f" style:font-size-asian="20pt" style:font-size-complex="20pt"/>
    </style:style>
    <style:style style:name="T8" style:family="text">
      <style:text-properties fo:font-size="20pt" officeooo:rsid="00226c6e" style:font-size-asian="20pt" style:font-size-complex="20pt"/>
    </style:style>
    <style:style style:name="T9" style:family="text">
      <style:text-properties fo:font-size="20pt" style:text-underline-style="solid" style:text-underline-width="auto" style:text-underline-color="font-color" officeooo:rsid="001eaae9" style:font-size-asian="20pt" style:font-size-complex="20pt"/>
    </style:style>
    <style:style style:name="T10" style:family="text">
      <style:text-properties fo:font-size="20pt" style:text-underline-style="solid" style:text-underline-width="auto" style:text-underline-color="font-color" officeooo:rsid="001fdda3" style:font-size-asian="20pt" style:font-size-complex="20pt"/>
    </style:style>
    <style:style style:name="T11" style:family="text">
      <style:text-properties fo:font-size="20pt" style:text-underline-style="solid" style:text-underline-width="auto" style:text-underline-color="font-color" officeooo:rsid="0020489f" style:font-size-asian="20pt" style:font-size-complex="20pt"/>
    </style:style>
    <style:style style:name="T12" style:family="text">
      <style:text-properties fo:font-size="20pt" style:text-underline-style="solid" style:text-underline-width="auto" style:text-underline-color="font-color" officeooo:rsid="00213f5f" style:font-size-asian="20pt" style:font-size-complex="20pt"/>
    </style:style>
    <style:style style:name="T13" style:family="text">
      <style:text-properties fo:font-size="20pt" fo:font-weight="bold" officeooo:rsid="00226c6e" style:font-size-asian="20pt" style:font-weight-asian="bold" style:font-size-complex="20pt" style:font-weight-complex="bold"/>
    </style:style>
    <style:style style:name="T14" style:family="text">
      <style:text-properties fo:font-size="20pt" fo:language="en" fo:country="US" style:font-size-asian="20pt" style:font-size-complex="20pt"/>
    </style:style>
    <style:style style:name="T15" style:family="text">
      <style:text-properties fo:font-size="20pt" fo:language="en" fo:country="US" officeooo:rsid="002401fa" style:font-size-asian="20pt" style:font-size-complex="20pt"/>
    </style:style>
    <style:style style:name="T16" style:family="text">
      <style:text-properties fo:font-size="18pt" style:font-size-asian="18pt" style:font-size-complex="18pt"/>
    </style:style>
    <style:style style:name="T17" style:family="text">
      <style:text-properties fo:font-size="18pt" officeooo:rsid="001dbc70" style:font-size-asian="18pt" style:font-size-complex="18pt"/>
    </style:style>
    <style:style style:name="T18" style:family="text">
      <style:text-properties fo:font-size="18pt" style:rfc-language-tag="sr-Latn-RS" fo:language="sr" fo:script="Latn" fo:country="RS" officeooo:rsid="001dbc70" style:font-size-asian="18pt" style:font-size-complex="18pt"/>
    </style:style>
    <style:style style:name="T19" style:family="text">
      <style:text-properties fo:language="en" fo:country="US"/>
    </style:style>
    <style:style style:name="T20" style:family="text">
      <style:text-properties fo:language="en" fo:country="US" officeooo:rsid="002401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0">University of Belgrade</text:span> </text:p>
      <text:p text:style-name="P4">Faculty of Mathematic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pan text:style-name="T1">Business</text:span> plan </text:p>
      <text:p text:style-name="P6">Retromanij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6">Student</text:span><text:span text:style-name="T17">s</text:span><text:span text:style-name="T16">: </text:span><text:span text:style-name="T17">Kristina Gavrilovi</text:span><text:span text:style-name="T18">ć</text:span><text:span text:style-name="T17"> <text:s text:c="16"/>Professor:Veljko Milutinović</text:span><text:span text:style-name="T3"> <text:s text:c="4"/></text:span><text:span text:style-name="T17"><text:s text:c="4"/></text:span></text:p>
      <text:p text:style-name="P2"><text:span text:style-name="T17"><text:tab/><text:tab/>Uro</text:span><text:span text:style-name="T18">š</text:span><text:span text:style-name="T17"> Poznan</text:span><text:span text:style-name="T3"> <text:s/></text:span><text:span text:style-name="T1"><text:s text:c="13"/></text:span></text:p>
      <text:p text:style-name="P1"/>
      <text:p text:style-name="P1"/>
      <text:p text:style-name="P1"/>
      <text:p text:style-name="P1"/>
      <text:p text:style-name="P1"/>
      <text:p text:style-name="P1"><text:soft-page-break/><text:span text:style-name="T2">Be</text:span><text:span text:style-name="T15">lgrade</text:span><text:span text:style-name="T2">, 20</text:span><text:span text:style-name="T3">20</text:span><text:span text:style-name="T2">. </text:span></text:p>
      <text:p text:style-name="P1"><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oft-page-break/><text:span text:style-name="T2"/></text:p>
      <text:p text:style-name="P7"><text:span text:style-name="T2"/></text:p>
      <text:p text:style-name="P8"><text:span text:style-name="T2">Summary</text:span></text:p>
      <text:p text:style-name="P8"><text:span text:style-name="T2"/></text:p>
      <text:p text:style-name="P9"><text:span text:style-name="T2">In the past few years people’s interest in retro stuff has raised.<text:line-break/>More and more people tend to like to search for and to buy clothes, gadgets and things that were popular 30 years ago or even earlier. So we came to an idea that we can build a shop where people can find all those antique stuff in one place rather than looking for </text:span><text:span text:style-name="T4">those</text:span><text:span text:style-name="T2"> </text:span><text:span text:style-name="T4">things</text:span><text:span text:style-name="T2"> at random places not being sure they’ll find it. We have recognized this trend that has become popular and is becoming more and more popular </text:span><text:span text:style-name="T4">and decided to make a business plan out of it</text:span><text:span text:style-name="T2">. <text:line-break/> </text:span></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oft-page-break/><text:span text:style-name="T2"/></text:p>
      <text:p text:style-name="P10"><text:span text:style-name="T9">Job description and our vision</text:span><text:span text:style-name="T2"> </text:span></text:p>
      <text:p text:style-name="P10"><text:span text:style-name="T2"/></text:p>
      <text:p text:style-name="P10"><text:span text:style-name="T4">The main idea of</text:span><text:span text:style-name="T2"> “</text:span><text:span text:style-name="T4">Retromanija</text:span><text:span text:style-name="T2">” web </text:span><text:span text:style-name="T4">shop</text:span><text:span text:style-name="T2"> </text:span><text:span text:style-name="T4">is to enable quick and easy access of certain products stuff for all the lovers of retro items and to provide easy and comfortable shopping for all the customers </text:span><text:span text:style-name="T2">. </text:span><text:span text:style-name="T4">The shop has a vast list of items and you can find the things that you want by a light search through our offer</text:span><text:span text:style-name="T2">. “</text:span><text:span text:style-name="T4">Retromanija’s vision is to become well recognizable brand on our market and to even start with opening land stores across the country and region </text:span><text:span text:style-name="T5">in the future.</text:span></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oft-page-break/><text:span text:style-name="T5"/></text:p>
      <text:p text:style-name="P10"><text:span text:style-name="T5"/></text:p>
      <text:p text:style-name="P11"><text:span text:style-name="T10">Market research</text:span></text:p>
      <text:p text:style-name="P11"><text:span text:style-name="T10"/></text:p>
      <text:p text:style-name="P11"><text:span text:style-name="T5">Considering the fact that there is an increasing number of youngsters who are getting interested ins items like this, such as the old folks who would love to remember some past times and the items that they used, but now maybe don’t have, our mission and goal is to gather all these retro stuff lovers in one mutual place where they can find original antique items . The only shops in Serbia regarding this topic exist </text:span><text:span text:style-name="T6">maybe</text:span><text:span text:style-name="T5"> on Instagram and Facebook pages, but there is no web store, who can provide maximum comfort while shopping and, thus, we are making it. Most of these Facebook and Instagram pages are unreliable, they offer unchecked products and often there is a problem with the shipment , which makes them not so user-friendly. Our goal is to make a web shop and to make a brand which will be recognizable, firm and that will be another word for reliability and quality. </text:span></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oft-page-break/><text:span text:style-name="T5"/></text:p>
      <text:p text:style-name="P12"><text:span text:style-name="T11">Product description</text:span><text:span text:style-name="T5"> </text:span></text:p>
      <text:p text:style-name="P12"><text:span text:style-name="T5"/></text:p>
      <text:p text:style-name="P13"><text:span text:style-name="T7">Items are divided into few categories</text:span><text:span text:style-name="T5">. </text:span><text:span text:style-name="T7">Some of them are</text:span><text:span text:style-name="T5">: <text:line-break/> </text:span><text:span text:style-name="T6">Accessories</text:span><text:span text:style-name="T5"> – </text:span><text:span text:style-name="T6">glasses, watches,...</text:span><text:span text:style-name="T5"> <text:line-break/> </text:span><text:span text:style-name="T6">Household</text:span><text:span text:style-name="T5"> – </text:span><text:span text:style-name="T6">iron, </text:span><text:span text:style-name="T7">coffee grinder, vacuum cleaner, retro <text:tab/>dishes...</text:span><text:span text:style-name="T5"><text:line-break/> </text:span><text:span text:style-name="T7">Technical gadgets</text:span><text:span text:style-name="T5"> – </text:span><text:span text:style-name="T7">Polaroid, Walkman, typewriter, gramophone, telephone...</text:span><text:span text:style-name="T5"> <text:line-break/> </text:span><text:span text:style-name="T7">Souvenirs</text:span><text:span text:style-name="T5"> – </text:span><text:span text:style-name="T7">various items, music box, toys, <text:line-break/></text:span><text:span text:style-name="T5"> </text:span><text:span text:style-name="T7">Bicycles</text:span><text:span text:style-name="T5"><text:line-break/><text:line-break/></text:span><text:span text:style-name="T6">Goal of this web shop is constant growth in products regarding the variety, also we are very open to fulfilling the wishes of our customers by supplying our store with items that we don’t currently have but people are </text:span><text:span text:style-name="T7">interested</text:span><text:span text:style-name="T6"> in </text:span><text:span text:style-name="T7">having</text:span><text:span text:style-name="T6"> them.</text:span></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oft-page-break/><text:span text:style-name="T6"/></text:p>
      <text:p text:style-name="P13"><text:span text:style-name="T12">Management and organization</text:span></text:p>
      <text:p text:style-name="P13"><text:span text:style-name="T12"/></text:p>
      <text:p text:style-name="P13"><text:span text:style-name="T7">The crew that will be in charge of making the web shop alive consists of 2 programmers and 1 designer.</text:span><text:span text:style-name="T6"> </text:span><text:span text:style-name="T7">Once finished and active the store will need 6 workers</text:span><text:span text:style-name="T6">. </text:span><text:span text:style-name="T7">Two of them will be maintaining and updating a</text:span><text:span text:style-name="T6"> web </text:span><text:span text:style-name="T7">shop and store’s profile on social networks</text:span><text:span text:style-name="T6">, 2 </text:span><text:span text:style-name="T7">of them will be delivering the products to the customer requested addresses and one person that will be in charge for giving our promotional material to people in the streets.</text:span><text:span text:style-name="T6"> </text:span><text:span text:style-name="T7">As the business grows we will in need for more men.</text:span></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oft-page-break/><text:span text:style-name="T7"/></text:p>
      <text:p text:style-name="P13"><text:span text:style-name="T7"/></text:p>
      <text:p text:style-name="P14"><text:span text:style-name="T12">Marketing</text:span><text:span text:style-name="T7"> <text:line-break/></text:span></text:p>
      <text:p text:style-name="P14"><text:span text:style-name="T8">As social networks are nowadays most visited media service, we will use it in our advance and do our best advertising on social networks such as Instagram and Facebook. This will for sure attract most of our new customers.</text:span><text:span text:style-name="T7"> </text:span><text:span text:style-name="T8">These pages will be updated daily with all of our new products sales and interesting info about each item and a story behind it together with ‘why you should own this item?’ section. Also, there are not so rarely held exhibitions of retro stuff whose part we can be and where we could promote our store by sharing our flyers and other promotional material.</text:span></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2"><text:soft-page-break/><text:span text:style-name="T5"><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36S</meta:editing-duration>
    <meta:editing-cycles>3</meta:editing-cycles>
    <meta:generator>LibreOffice/5.4.4.2$Windows_X86_64 LibreOffice_project/2524958677847fb3bb44820e40380acbe820f960</meta:generator>
    <dc:date>2020-01-28T01:51:55.913000000</dc:date>
    <meta:document-statistic meta:table-count="0" meta:image-count="0" meta:object-count="0" meta:page-count="9" meta:paragraph-count="20" meta:word-count="655" meta:character-count="3812" meta:non-whitespace-character-count="3112"/>
    <meta:user-defined meta:name="Info 1"/>
    <meta:user-defined meta:name="Info 2"/>
    <meta:user-defined meta:name="Info 3"/>
    <meta:user-defined meta:name="Info 4"/>
  </office:meta>
</office:document-meta>
</file>